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C0000009E8BBF7AFC0EBEE997B.jpg" manifest:media-type="image/jpeg"/>
  <manifest:file-entry manifest:full-path="Pictures/1000000000000604000008BCF02AC0A41087B06C.jpg" manifest:media-type="image/jpeg"/>
  <manifest:file-entry manifest:full-path="Pictures/100000000000076800000A987223D7AF34BC1E92.jpg" manifest:media-type="image/jpeg"/>
  <manifest:file-entry manifest:full-path="Pictures/100000000000079800000A847F29528C1C6CA507.jpg" manifest:media-type="image/jpeg"/>
  <manifest:file-entry manifest:full-path="Pictures/1000000000000357000005006D4C50F2F1B031F3.jpg" manifest:media-type="image/jpeg"/>
  <manifest:file-entry manifest:full-path="Pictures/10000000000006F400000A0C6BB6236D659090CE.jpg" manifest:media-type="image/jpeg"/>
  <manifest:file-entry manifest:full-path="Pictures/100000000000060C000008D0CE0B88AA92851DCA.jpg" manifest:media-type="image/jpeg"/>
  <manifest:file-entry manifest:full-path="Pictures/100000000000076800000A80886944A4886A67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5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start="Arrowheads_20_2" draw:marker-end="Arrowheads_20_1" draw:fill="none" draw:fill-color="#ffffff" fo:min-height="0.3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heads_20_2" draw:marker-end="Arrowheads_20_1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7972in" svg:y="0.1146in" svg:width="1.3591in" svg:height="1.9638in" draw:z-index="0"><draw:image xlink:href="Pictures/10000000000006F400000A0C6BB6236D659090CE.jpg" xlink:type="simple" xlink:show="embed" xlink:actuate="onLoad"/></draw:frame><draw:frame draw:style-name="fr1" draw:name="Image2" text:anchor-type="paragraph" svg:x="1.7528in" svg:y="3.1661in" svg:width="1.3598in" svg:height="1.9799in" draw:z-index="1"><draw:image xlink:href="Pictures/100000000000060C000008D0CE0B88AA92851DCA.jpg" xlink:type="simple" xlink:show="embed" xlink:actuate="onLoad"/></draw:frame><draw:frame draw:style-name="fr1" draw:name="Image4" text:anchor-type="paragraph" svg:x="0.0535in" svg:y="1.7425in" svg:width="1.3598in" svg:height="1.9299in" draw:z-index="3"><draw:image xlink:href="Pictures/100000000000076800000A80886944A4886A670B.jpg" xlink:type="simple" xlink:show="embed" xlink:actuate="onLoad"/></draw:frame><draw:frame draw:style-name="fr1" draw:name="Image5" text:anchor-type="paragraph" svg:x="4.2516in" svg:y="0.1846in" svg:width="1.3598in" svg:height="2.0402in" draw:z-index="6"><draw:image xlink:href="Pictures/1000000000000357000005006D4C50F2F1B031F3.jpg" xlink:type="simple" xlink:show="embed" xlink:actuate="onLoad"/></draw:frame><draw:frame draw:style-name="fr1" draw:name="Image3" text:anchor-type="paragraph" svg:x="6.7516in" svg:y="0.2083in" svg:width="1.3598in" svg:height="1.8799in" draw:z-index="8"><draw:image xlink:href="Pictures/100000000000079800000A847F29528C1C6CA507.jpg" xlink:type="simple" xlink:show="embed" xlink:actuate="onLoad"/></draw:frame><draw:frame draw:style-name="fr1" draw:name="Image6" text:anchor-type="paragraph" svg:x="8.7083in" svg:y="0.2083in" svg:width="1.3598in" svg:height="1.95in" draw:z-index="10"><draw:image xlink:href="Pictures/100000000000076800000A987223D7AF34BC1E92.jpg" xlink:type="simple" xlink:show="embed" xlink:actuate="onLoad"/></draw:frame><draw:frame draw:style-name="fr1" draw:name="Image7" text:anchor-type="paragraph" svg:x="6.7402in" svg:y="2.7661in" svg:width="1.3598in" svg:height="1.9701in" draw:z-index="12"><draw:image xlink:href="Pictures/1000000000000604000008BCF02AC0A41087B06C.jpg" xlink:type="simple" xlink:show="embed" xlink:actuate="onLoad"/></draw:frame><draw:frame draw:style-name="fr1" draw:name="Image8" text:anchor-type="paragraph" svg:x="4.1937in" svg:y="3.3453in" svg:width="1.3598in" svg:height="2in" draw:z-index="14"><draw:image xlink:href="Pictures/10000000000006C0000009E8BBF7AFC0EBEE997B.jpg" xlink:type="simple" xlink:show="embed" xlink:actuate="onLoad"/></draw:frame><draw:line text:anchor-type="paragraph" draw:z-index="2" draw:style-name="gr1" draw:text-style-name="P1" svg:x1="2.6516in" svg:y1="1.5339in" svg:x2="2.8134in" svg:y2="3.0909in"><text:p/></draw:line><draw:line text:anchor-type="paragraph" draw:z-index="4" draw:style-name="gr1" draw:text-style-name="P1" svg:x1="2.2236in" svg:y1="1.6957in" svg:x2="1.0083in" svg:y2="1.8465in"><text:p/></draw:line><draw:line text:anchor-type="paragraph" draw:z-index="5" draw:style-name="gr1" draw:text-style-name="P1" svg:x1="1.0083in" svg:y1="2.5984in" svg:x2="1.9685in" svg:y2="0.272in"><text:p/></draw:line><draw:line text:anchor-type="paragraph" draw:z-index="7" draw:style-name="gr1" draw:text-style-name="P1" svg:x1="2.6043in" svg:y1="1.3138in" svg:x2="4.2516in" svg:y2="0.3535in"><text:p/></draw:line><draw:line text:anchor-type="paragraph" draw:z-index="9" draw:style-name="gr1" draw:text-style-name="P1" svg:x1="4.4098in" svg:y1="0.3528in" svg:x2="6.9232in" svg:y2="0.3417in"><text:p/></draw:line><draw:line text:anchor-type="paragraph" draw:z-index="11" draw:style-name="gr1" draw:text-style-name="P1" svg:x1="7.4189in" svg:y1="0.5728in" svg:x2="8.7744in" svg:y2="0.5618in"><text:p/></draw:line><draw:line text:anchor-type="paragraph" draw:z-index="13" draw:style-name="gr1" draw:text-style-name="P1" svg:x1="6.8862in" svg:y1="0.9665in" svg:x2="6.9681in" svg:y2="2.8764in"><text:p/></draw:line><draw:line text:anchor-type="paragraph" draw:z-index="15" draw:style-name="gr1" draw:text-style-name="P1" svg:x1="2.6043in" svg:y1="1.3138in" svg:x2="4.1941in" svg:y2="3.4091in"><text:p/></draw:line><draw:line text:anchor-type="paragraph" draw:z-index="16" draw:style-name="gr1" draw:text-style-name="P1" svg:x1="2.6043in" svg:y1="1.3138in" svg:x2="4.2516in" svg:y2="0.3535in"><text:p/></draw:line><draw:line text:anchor-type="paragraph" draw:z-index="17" draw:style-name="gr1" draw:text-style-name="P1" svg:x1="4.3283in" svg:y1="3.4201in" svg:x2="6.8299in" svg:y2="0.3528in"><text:p/></draw:line><draw:frame text:anchor-type="paragraph" draw:z-index="18" draw:style-name="gr2" draw:text-style-name="P2" svg:width="1.3776in" svg:height="0.3012in" draw:transform="rotate (0.483979801578028) translate (2.65208333333333in 0.910416666666667in)"><draw:text-box><text:p>Login after register</text:p></draw:text-box></draw:frame><draw:frame text:anchor-type="paragraph" draw:z-index="19" draw:style-name="gr3" draw:text-style-name="P2" svg:width="2.0232in" svg:height="0.2205in" draw:transform="rotate (-0.862192650485199) translate (3.20347222222222in 1.66597222222222in)"><draw:text-box><text:p>Login after signed a grou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5:17:58.602368614</meta:creation-date>
    <dc:date>2016-05-03T15:55:23.391259788</dc:date>
    <meta:editing-duration>PT2M31S</meta:editing-duration>
    <meta:editing-cycles>2</meta:editing-cycles>
    <meta:generator>LibreOffice/5.0.5.2$Linux_X86_64 LibreOffice_project/00m0$Build-2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